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 style:list-style-name="L2">
      <style:paragraph-properties fo:margin-top="0in" fo:margin-bottom="0.1965in" style:contextual-spacing="false"/>
    </style:style>
    <style:style style:name="P3" style:family="paragraph" style:parent-style-name="Preformatted_20_Text" style:list-style-name="L3"/>
    <style:style style:name="P4" style:family="paragraph" style:parent-style-name="Preformatted_20_Text" style:list-style-name="L6"/>
    <style:style style:name="P5" style:family="paragraph" style:parent-style-name="Preformatted_20_Text" style:list-style-name="L9"/>
    <style:style style:name="P6" style:family="paragraph" style:parent-style-name="Preformatted_20_Text" style:list-style-name="L9">
      <style:paragraph-properties fo:margin-top="0in" fo:margin-bottom="0.1965in" style:contextual-spacing="false"/>
    </style:style>
    <style:style style:name="P7" style:family="paragraph" style:parent-style-name="Preformatted_20_Text" style:list-style-name="L10">
      <style:paragraph-properties fo:margin-top="0in" fo:margin-bottom="0.1965in" style:contextual-spacing="false"/>
    </style:style>
    <style:style style:name="P8" style:family="paragraph" style:parent-style-name="Preformatted_20_Text" style:list-style-name="L11"/>
    <style:style style:name="P9" style:family="paragraph" style:parent-style-name="Preformatted_20_Text" style:list-style-name="L14"/>
    <style:style style:name="P10" style:family="paragraph" style:parent-style-name="Preformatted_20_Text" style:list-style-name="L17">
      <style:paragraph-properties fo:margin-top="0in" fo:margin-bottom="0.1965in" style:contextual-spacing="false"/>
    </style:style>
    <style:style style:name="P11" style:family="paragraph" style:parent-style-name="Preformatted_20_Text" style:list-style-name="L20"/>
    <style:style style:name="P12" style:family="paragraph" style:parent-style-name="Preformatted_20_Text" style:list-style-name="L23"/>
    <style:style style:name="P13" style:family="paragraph" style:parent-style-name="Preformatted_20_Text" style:list-style-name="L26"/>
    <style:style style:name="P14" style:family="paragraph" style:parent-style-name="Preformatted_20_Text" style:list-style-name="L26">
      <style:paragraph-properties fo:margin-top="0in" fo:margin-bottom="0.1965in" style:contextual-spacing="false"/>
    </style:style>
    <style:style style:name="P15" style:family="paragraph" style:parent-style-name="Text_20_body" style:list-style-name="L1"/>
    <style:style style:name="P16" style:family="paragraph" style:parent-style-name="Text_20_body" style:list-style-name="L1">
      <style:paragraph-properties fo:margin-top="0in" fo:margin-bottom="0in" style:contextual-spacing="false"/>
    </style:style>
    <style:style style:name="P17" style:family="paragraph" style:parent-style-name="Text_20_body" style:list-style-name="L2"/>
    <style:style style:name="P18" style:family="paragraph" style:parent-style-name="Text_20_body" style:list-style-name="L2">
      <style:paragraph-properties fo:margin-top="0in" fo:margin-bottom="0in" style:contextual-spacing="false"/>
    </style:style>
    <style:style style:name="P19" style:family="paragraph" style:parent-style-name="Text_20_body" style:list-style-name="L4"/>
    <style:style style:name="P20" style:family="paragraph" style:parent-style-name="Text_20_body" style:list-style-name="L5"/>
    <style:style style:name="P21" style:family="paragraph" style:parent-style-name="Text_20_body" style:list-style-name="L5">
      <style:paragraph-properties fo:margin-top="0in" fo:margin-bottom="0in" style:contextual-spacing="false"/>
    </style:style>
    <style:style style:name="P22" style:family="paragraph" style:parent-style-name="Text_20_body" style:list-style-name="L7"/>
    <style:style style:name="P23" style:family="paragraph" style:parent-style-name="Text_20_body" style:list-style-name="L8"/>
    <style:style style:name="P24" style:family="paragraph" style:parent-style-name="Text_20_body" style:list-style-name="L8">
      <style:paragraph-properties fo:margin-top="0in" fo:margin-bottom="0in" style:contextual-spacing="false"/>
    </style:style>
    <style:style style:name="P25" style:family="paragraph" style:parent-style-name="Text_20_body" style:list-style-name="L10"/>
    <style:style style:name="P26" style:family="paragraph" style:parent-style-name="Text_20_body" style:list-style-name="L12"/>
    <style:style style:name="P27" style:family="paragraph" style:parent-style-name="Text_20_body" style:list-style-name="L13"/>
    <style:style style:name="P28" style:family="paragraph" style:parent-style-name="Text_20_body" style:list-style-name="L15"/>
    <style:style style:name="P29" style:family="paragraph" style:parent-style-name="Text_20_body" style:list-style-name="L16"/>
    <style:style style:name="P30" style:family="paragraph" style:parent-style-name="Text_20_body" style:list-style-name="L18"/>
    <style:style style:name="P31" style:family="paragraph" style:parent-style-name="Text_20_body" style:list-style-name="L19"/>
    <style:style style:name="P32" style:family="paragraph" style:parent-style-name="Text_20_body" style:list-style-name="L21"/>
    <style:style style:name="P33" style:family="paragraph" style:parent-style-name="Text_20_body" style:list-style-name="L22"/>
    <style:style style:name="P34" style:family="paragraph" style:parent-style-name="Text_20_body" style:list-style-name="L24"/>
    <style:style style:name="P35" style:family="paragraph" style:parent-style-name="Text_20_body" style:list-style-name="L25"/>
    <style:style style:name="P36" style:family="paragraph" style:parent-style-name="Text_20_body" style:list-style-name="L27"/>
    <style:style style:name="P37" style:family="paragraph" style:parent-style-name="Text_20_body" style:list-style-name="L27">
      <style:paragraph-properties fo:margin-top="0in" fo:margin-bottom="0in" style:contextual-spacing="false"/>
    </style:style>
    <style:style style:name="P38" style:family="paragraph" style:parent-style-name="Text_20_body" style:list-style-name="L28"/>
    <style:style style:name="P39" style:family="paragraph" style:parent-style-name="Text_20_body" style:list-style-name="L28">
      <style:paragraph-properties fo:margin-top="0in" fo:margin-bottom="0in" style:contextual-spacing="false"/>
    </style:style>
    <style:style style:name="P40" style:family="paragraph" style:parent-style-name="Text_20_body" style:list-style-name="L29"/>
    <style:style style:name="P41" style:family="paragraph" style:parent-style-name="Text_20_body" style:list-style-name="L29">
      <style:paragraph-properties fo:margin-top="0in" fo:margin-bottom="0in" style:contextual-spacing="false"/>
    </style:style>
    <style:style style:name="P42" style:family="paragraph" style:parent-style-name="Text_20_body" style:list-style-name="L30"/>
    <style:style style:name="P43" style:family="paragraph" style:parent-style-name="Text_20_body" style:list-style-name="L30">
      <style:paragraph-properties fo:margin-top="0in" fo:margin-bottom="0in" style:contextual-spacing="false"/>
    </style:style>
    <style:style style:name="P44" style:family="paragraph" style:parent-style-name="Text_20_body" style:list-style-name="L31"/>
    <style:style style:name="P45" style:family="paragraph" style:parent-style-name="Text_20_body" style:list-style-name="L31">
      <style:paragraph-properties fo:margin-top="0in" fo:margin-bottom="0in" style:contextual-spacing="false"/>
    </style:style>
    <style:style style:name="P46" style:family="paragraph" style:parent-style-name="Text_20_body" style:list-style-name="L32"/>
    <style:style style:name="P47" style:family="paragraph" style:parent-style-name="Text_20_body" style:list-style-name="L32">
      <style:paragraph-properties fo:margin-top="0in" fo:margin-bottom="0in" style:contextual-spacing="false"/>
    </style:style>
    <style:style style:name="P48" style:family="paragraph" style:parent-style-name="Text_20_body" style:list-style-name="L33"/>
    <style:style style:name="P49" style:family="paragraph" style:parent-style-name="Text_20_body" style:list-style-name="L33">
      <style:paragraph-properties fo:margin-top="0in" fo:margin-bottom="0in" style:contextual-spacing="false"/>
    </style:style>
    <style:style style:name="P50" style:family="paragraph" style:parent-style-name="Text_20_body">
      <style:paragraph-properties fo:text-align="center" style:justify-single-word="false"/>
      <style:text-properties officeooo:paragraph-rsid="000382ad"/>
    </style:style>
    <style:style style:name="T1" style:family="text">
      <style:text-properties officeooo:rsid="000382ad"/>
    </style:style>
    <style:style style:name="T2" style:family="text">
      <style:text-properties style:text-underline-style="solid" style:text-underline-width="auto" style:text-underline-color="font-color" officeooo:rsid="000382a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<text:span text:style-name="Strong_20_Emphasis"><text:span text:style-name="T2">SQLAlchemy Quick Reference</text:span></text:span></text:p>
      <text:p text:style-name="Text_20_body"><text:span text:style-name="Strong_20_Emphasis"/></text:p>
      <text:p text:style-name="Text_20_body"><text:span text:style-name="Strong_20_Emphasis">SQLAlchemy:</text:span></text:p>
      <text:list text:style-name="L1">
        <text:list-item>
          <text:p text:style-name="P16">Python SQL toolkit and Object-Relational Mapping (ORM) library for working with SQL databases.</text:p>
        </text:list-item>
        <text:list-item>
          <text:p text:style-name="P16">Provides a high-level abstraction for database operations, making it easier to interact with databases using Python.</text:p>
        </text:list-item>
        <text:list-item>
          <text:p text:style-name="P15">Supports various SQL databases such as PostgreSQL, MySQL, SQLite, Oracle, and more.</text:p>
        </text:list-item>
      </text:list>
      <text:p text:style-name="Text_20_body"><text:span text:style-name="Strong_20_Emphasis">Core Components:</text:span></text:p>
      <text:list text:style-name="L2">
        <text:list-item>
          <text:p text:style-name="P17"><text:span text:style-name="Strong_20_Emphasis">Engine:</text:span></text:p>
          <text:list>
            <text:list-item>
              <text:p text:style-name="P18">Manages database connections and execution of SQL statements.</text:p>
            </text:list-item>
            <text:list-item>
              <text:p text:style-name="P17">Created using <text:span text:style-name="Source_20_Text">create_engine()</text:span> function.</text:p>
            </text:list-item>
          </text:list>
          <text:p text:style-name="P2">python</text:p>
        </text:list-item>
      </text:list>
      <text:list text:style-name="L3">
        <text:list-item>
          <text:p text:style-name="P3"><text:span text:style-name="Source_20_Text">from sqlalchemy import create_engine</text:span></text:p>
        </text:list-item>
      </text:list>
      <text:p text:style-name="P1"><text:span text:style-name="Source_20_Text">engine = create_engine('database://user:password@host:port/database')</text:span></text:p>
      <text:list text:style-name="L4">
        <text:list-item>
          <text:p text:style-name="P19"><text:span text:style-name="Strong_20_Emphasis">Metadata:</text:span></text:p>
        </text:list-item>
      </text:list>
      <text:list text:style-name="L5">
        <text:list-item>
          <text:p text:style-name="P21">Describes database schema and relationships between tables.</text:p>
        </text:list-item>
        <text:list-item>
          <text:p text:style-name="P20">Created using <text:span text:style-name="Source_20_Text">MetaData()</text:span> object.</text:p>
        </text:list-item>
      </text:list>
      <text:p text:style-name="P1">python</text:p>
      <text:list text:style-name="L6">
        <text:list-item>
          <text:p text:style-name="P4"><text:span text:style-name="Source_20_Text">from sqlalchemy import MetaData</text:span></text:p>
        </text:list-item>
      </text:list>
      <text:p text:style-name="P1"><text:span text:style-name="Source_20_Text">metadata = MetaData()</text:span></text:p>
      <text:list text:style-name="L7">
        <text:list-item>
          <text:p text:style-name="P22"><text:span text:style-name="Strong_20_Emphasis">Table:</text:span></text:p>
        </text:list-item>
      </text:list>
      <text:list text:style-name="L8">
        <text:list-item>
          <text:p text:style-name="P24">Represents a database table.</text:p>
        </text:list-item>
        <text:list-item>
          <text:p text:style-name="P23">Created using <text:span text:style-name="Source_20_Text">Table()</text:span> class.</text:p>
        </text:list-item>
      </text:list>
      <text:p text:style-name="P1">python</text:p>
      <text:list text:style-name="L9">
        <text:list-item text:start-value="3">
          <text:p text:style-name="P5"><text:span text:style-name="Source_20_Text">from sqlalchemy import Table, Column, Integer, String</text:span></text:p>
          <text:p text:style-name="P5"><text:span text:style-name="Source_20_Text">users = Table('users', metadata,</text:span></text:p>
          <text:p text:style-name="P5"><text:span text:style-name="Source_20_Text"><text:s text:c="13"/>Column('id', Integer, primary_key=True),</text:span></text:p>
          <text:p text:style-name="P5"><text:span text:style-name="Source_20_Text"><text:s text:c="13"/>Column('name', String),</text:span></text:p>
          <text:p text:style-name="P6"><text:span text:style-name="Source_20_Text"><text:s text:c="13"/>Column('age', Integer))</text:span></text:p>
        </text:list-item>
      </text:list>
      <text:p text:style-name="Text_20_body"><text:span text:style-name="Strong_20_Emphasis">Basic Workflow:</text:span></text:p>
      <text:list text:style-name="L10">
        <text:list-item>
          <text:p text:style-name="P25"><text:span text:style-name="Strong_20_Emphasis">Create Engine:</text:span></text:p>
          <text:list>
            <text:list-item>
              <text:p text:style-name="P25">Create an engine to connect to the database.</text:p>
            </text:list-item>
          </text:list>
          <text:p text:style-name="P7">python</text:p>
        </text:list-item>
      </text:list>
      <text:list text:style-name="L11">
        <text:list-item>
          <text:p text:style-name="P8"><text:soft-page-break/><text:span text:style-name="Source_20_Text">from sqlalchemy import create_engine</text:span></text:p>
        </text:list-item>
      </text:list>
      <text:p text:style-name="P1"><text:span text:style-name="Source_20_Text">engine = create_engine('database://user:password@host:port/database')</text:span></text:p>
      <text:list text:style-name="L12">
        <text:list-item>
          <text:p text:style-name="P26"><text:span text:style-name="Strong_20_Emphasis">Define Table:</text:span></text:p>
        </text:list-item>
      </text:list>
      <text:list text:style-name="L13">
        <text:list-item>
          <text:p text:style-name="P27">Define table structure using SQLAlchemy's <text:span text:style-name="Source_20_Text">Table</text:span> and <text:span text:style-name="Source_20_Text">Column</text:span> objects.</text:p>
        </text:list-item>
      </text:list>
      <text:p text:style-name="P1">python</text:p>
      <text:list text:style-name="L14">
        <text:list-item>
          <text:p text:style-name="P9"><text:span text:style-name="Source_20_Text">from sqlalchemy import Table, Column, Integer, String</text:span></text:p>
        </text:list-item>
      </text:list>
      <text:p text:style-name="Preformatted_20_Text"><text:span text:style-name="Source_20_Text">users = Table('users', metadata,</text:span></text:p>
      <text:p text:style-name="Preformatted_20_Text"><text:span text:style-name="Source_20_Text"><text:s text:c="13"/>Column('id', Integer, primary_key=True),</text:span></text:p>
      <text:p text:style-name="Preformatted_20_Text"><text:span text:style-name="Source_20_Text"><text:s text:c="13"/>Column('name', String),</text:span></text:p>
      <text:p text:style-name="P1"><text:span text:style-name="Source_20_Text"><text:s text:c="13"/>Column('age', Integer))</text:span></text:p>
      <text:list text:style-name="L15">
        <text:list-item>
          <text:p text:style-name="P28"><text:span text:style-name="Strong_20_Emphasis">Create Table:</text:span></text:p>
        </text:list-item>
      </text:list>
      <text:list text:style-name="L16">
        <text:list-item>
          <text:p text:style-name="P29">Create tables in the database using <text:span text:style-name="Source_20_Text">create_all()</text:span> method of <text:span text:style-name="Source_20_Text">MetaData</text:span> object.</text:p>
        </text:list-item>
      </text:list>
      <text:p text:style-name="P1">python</text:p>
      <text:list text:style-name="L17">
        <text:list-item>
          <text:p text:style-name="P10"><text:span text:style-name="Source_20_Text">metadata.create_all(engine)</text:span></text:p>
        </text:list-item>
      </text:list>
      <text:list text:style-name="L18">
        <text:list-item>
          <text:p text:style-name="P30"><text:span text:style-name="Strong_20_Emphasis">Insert Data:</text:span></text:p>
        </text:list-item>
      </text:list>
      <text:list text:style-name="L19">
        <text:list-item>
          <text:p text:style-name="P31">Insert data into tables using SQL expressions or ORM objects.</text:p>
        </text:list-item>
      </text:list>
      <text:p text:style-name="P1">python</text:p>
      <text:list text:style-name="L20">
        <text:list-item>
          <text:p text:style-name="P11"><text:span text:style-name="Source_20_Text"># Using SQL Expression</text:span></text:p>
        </text:list-item>
      </text:list>
      <text:p text:style-name="Preformatted_20_Text"><text:span text:style-name="Source_20_Text">engine.execute(users.insert(), {'name': 'John', 'age': 30})</text:span></text:p>
      <text:p text:style-name="Preformatted_20_Text"/>
      <text:p text:style-name="Preformatted_20_Text"><text:span text:style-name="Source_20_Text"># Using ORM Objects (if using ORM)</text:span></text:p>
      <text:p text:style-name="Preformatted_20_Text"><text:span text:style-name="Source_20_Text">session.add(User(name='John', age=30))</text:span></text:p>
      <text:p text:style-name="P1"><text:span text:style-name="Source_20_Text">session.commit()</text:span></text:p>
      <text:list text:style-name="L21">
        <text:list-item>
          <text:p text:style-name="P32"><text:span text:style-name="Strong_20_Emphasis">Query Data:</text:span></text:p>
        </text:list-item>
      </text:list>
      <text:list text:style-name="L22">
        <text:list-item>
          <text:p text:style-name="P33">Retrieve data from tables using SQL expressions or ORM queries.</text:p>
        </text:list-item>
      </text:list>
      <text:p text:style-name="P1">python</text:p>
      <text:list text:style-name="L23">
        <text:list-item>
          <text:p text:style-name="P12"><text:span text:style-name="Source_20_Text"># Using SQL Expression</text:span></text:p>
        </text:list-item>
      </text:list>
      <text:p text:style-name="Preformatted_20_Text"><text:span text:style-name="Source_20_Text">result = engine.execute(users.select())</text:span></text:p>
      <text:p text:style-name="Preformatted_20_Text"><text:span text:style-name="Source_20_Text">for row in result:</text:span></text:p>
      <text:p text:style-name="Preformatted_20_Text"><text:span text:style-name="Source_20_Text"><text:s text:c="4"/>print(row)</text:span></text:p>
      <text:p text:style-name="Preformatted_20_Text"/>
      <text:p text:style-name="Preformatted_20_Text"><text:span text:style-name="Source_20_Text"># Using ORM Query (if using ORM)</text:span></text:p>
      <text:p text:style-name="P1"><text:span text:style-name="Source_20_Text">users = session.query(User).all()</text:span></text:p>
      <text:list text:style-name="L24">
        <text:list-item>
          <text:p text:style-name="P34"><text:span text:style-name="Strong_20_Emphasis">Update and Delete Data:</text:span></text:p>
        </text:list-item>
      </text:list>
      <text:list text:style-name="L25">
        <text:list-item>
          <text:p text:style-name="P35">Update and delete data using SQL expressions or ORM objects.</text:p>
        </text:list-item>
      </text:list>
      <text:p text:style-name="P1">python</text:p>
      <text:list text:style-name="L26">
        <text:list-item text:start-value="6">
          <text:p text:style-name="P13"><text:soft-page-break/><text:span text:style-name="Source_20_Text"># Using SQL Expression</text:span></text:p>
          <text:p text:style-name="P13"><text:span text:style-name="Source_20_Text">engine.execute(users.update().where(users.c.name == 'John').values(name='Smith'))</text:span></text:p>
          <text:p text:style-name="P13"><text:span text:style-name="Source_20_Text">engine.execute(users.delete().where(users.c.age &lt; 18))</text:span></text:p>
          <text:p text:style-name="P13"/>
          <text:p text:style-name="P13"><text:span text:style-name="Source_20_Text"># Using ORM Objects (if using ORM)</text:span></text:p>
          <text:p text:style-name="P13"><text:span text:style-name="Source_20_Text">user = session.query(User).filter_by(name='John').first()</text:span></text:p>
          <text:p text:style-name="P13"><text:span text:style-name="Source_20_Text">user.name = 'Smith'</text:span></text:p>
          <text:p text:style-name="P13"><text:span text:style-name="Source_20_Text">session.delete(user)</text:span></text:p>
          <text:p text:style-name="P14"><text:span text:style-name="Source_20_Text">session.commit()</text:span></text:p>
        </text:list-item>
      </text:list>
      <text:p text:style-name="Text_20_body"><text:span text:style-name="Strong_20_Emphasis">ORM (Object-Relational Mapping):</text:span></text:p>
      <text:list text:style-name="L27">
        <text:list-item>
          <text:p text:style-name="P37">Provides a high-level interface for interacting with databases using Python objects.</text:p>
        </text:list-item>
        <text:list-item>
          <text:p text:style-name="P37">Define database models as Python classes and map them to database tables.</text:p>
        </text:list-item>
        <text:list-item>
          <text:p text:style-name="P36">Simplifies database operations by abstracting SQL queries and providing object-oriented interfaces.</text:p>
        </text:list-item>
      </text:list>
      <text:p text:style-name="Text_20_body"><text:span text:style-name="Strong_20_Emphasis">Transactions:</text:span></text:p>
      <text:list text:style-name="L28">
        <text:list-item>
          <text:p text:style-name="P39">Manage database transactions using SQLAlchemy's session management.</text:p>
        </text:list-item>
        <text:list-item>
          <text:p text:style-name="P38">Use <text:span text:style-name="Source_20_Text">session.begin()</text:span> to start a transaction, <text:span text:style-name="Source_20_Text">session.commit()</text:span> to commit changes, and <text:span text:style-name="Source_20_Text">session.rollback()</text:span> to roll back changes.</text:p>
        </text:list-item>
      </text:list>
      <text:p text:style-name="Text_20_body"><text:span text:style-name="Strong_20_Emphasis">Query Building:</text:span></text:p>
      <text:list text:style-name="L29">
        <text:list-item>
          <text:p text:style-name="P41">Use SQLAlchemy's Query API to construct and execute database queries.</text:p>
        </text:list-item>
        <text:list-item>
          <text:p text:style-name="P40">Methods like <text:span text:style-name="Source_20_Text">filter()</text:span>, <text:span text:style-name="Source_20_Text">order_by()</text:span>, <text:span text:style-name="Source_20_Text">limit()</text:span>, <text:span text:style-name="Source_20_Text">offset()</text:span>, <text:span text:style-name="Source_20_Text">join()</text:span>, etc., are available for building complex queries.</text:p>
        </text:list-item>
      </text:list>
      <text:p text:style-name="Text_20_body"><text:span text:style-name="Strong_20_Emphasis">Relationships:</text:span></text:p>
      <text:list text:style-name="L30">
        <text:list-item>
          <text:p text:style-name="P43">Define relationships between database tables using SQLAlchemy's relationship mappings.</text:p>
        </text:list-item>
        <text:list-item>
          <text:p text:style-name="P42">Configure one-to-one, one-to-many, and many-to-many relationships between ORM classes.</text:p>
        </text:list-item>
      </text:list>
      <text:p text:style-name="Text_20_body"><text:span text:style-name="Strong_20_Emphasis">ORM Mapping:</text:span></text:p>
      <text:list text:style-name="L31">
        <text:list-item>
          <text:p text:style-name="P45">Map Python classes to database tables using SQLAlchemy's ORM mapping configuration.</text:p>
        </text:list-item>
        <text:list-item>
          <text:p text:style-name="P44">Define table columns, relationships, and constraints using ORM decorators or configuration.</text:p>
        </text:list-item>
      </text:list>
      <text:p text:style-name="Text_20_body"><text:span text:style-name="Strong_20_Emphasis">Database Migration:</text:span></text:p>
      <text:list text:style-name="L32">
        <text:list-item>
          <text:p text:style-name="P47">Manage database schema changes and migrations using tools like Alembic.</text:p>
        </text:list-item>
        <text:list-item>
          <text:p text:style-name="P46">Create migration scripts to update database schema while preserving data integrity.</text:p>
        </text:list-item>
      </text:list>
      <text:p text:style-name="Text_20_body"><text:span text:style-name="Strong_20_Emphasis">Testing:</text:span></text:p>
      <text:list text:style-name="L33">
        <text:list-item>
          <text:p text:style-name="P49">Write unit tests for SQLAlchemy code using libraries like pytest or unittest.</text:p>
        </text:list-item>
        <text:list-item>
          <text:p text:style-name="P48">Use in-memory SQLite databases for fast and isolated testing of SQLAlchemy code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7T12:01:10.785444701</meta:creation-date>
    <dc:date>2024-04-07T12:23:40.813969704</dc:date>
    <meta:editing-duration>PT55S</meta:editing-duration>
    <meta:editing-cycles>2</meta:editing-cycles>
    <meta:generator>LibreOffice/7.6.6.3$Linux_X86_64 LibreOffice_project/60$Build-3</meta:generator>
    <meta:document-statistic meta:table-count="0" meta:image-count="0" meta:object-count="0" meta:page-count="3" meta:paragraph-count="95" meta:word-count="514" meta:character-count="3928" meta:non-whitespace-character-count="3475"/>
  </office:meta>
</office:document-meta>
</file>